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Runtime.XPath20Expression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20ExpressionRuntime.initialize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20ExpressionRuntime.evaluateAsBoolean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Runtime.evaluateAsString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Runtime.evaluate( OExpression cexp , EvaluationContext ct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Path20ExpressionRuntime.evaluateNod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20ExpressionRuntime.evaluateAsNumber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Runtime.evaluateAsDuration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20ExpressionRuntime.evaluateAsDate( OExpression cexp , Evaluation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Path20ExpressionRuntime.evaluate( OExpression cexp , EvaluationContext ctx , QName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